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23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24.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IMEXINO-STM32F3_Rev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8" table:default-cell-style-name="ce4"/>
        <table:table-column table:style-name="co7" table:number-columns-repeated="960" table:default-cell-style-name="ce11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ДИОД 1N5819 (SS14) SM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5,D4,D3,D1</text:p>
          </table:table-cell>
          <table:table-cell table:style-name="ce2" office:value-type="string" calcext:value-type="string">
            <text:p>SMA-KA</text:p>
          </table:table-cell>
          <table:table-cell table:style-name="ce5" table:number-columns-repeated="60"/>
          <table:table-cell table:number-columns-repeated="960"/>
        </table:table-row>
        <table:table-row table:style-name="ro2">
          <table:table-cell table:style-name="ce2" office:value-type="string" calcext:value-type="string">
            <text:p>SMD RES 0402 124 K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CAP 0603 1 UF 10V X5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 text:c="2"/>SMD RES 0402 20 K 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B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MALE-PAV16X-2x05-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SWD /маха се 7ми крак/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.i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HN1x2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ИНДУКТИВНОСТ CD43 4.7 UH (NRS4018T4R7MDGJ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D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BL4054B-42TP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BL93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ME6210A33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8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SIT1050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ЛЮЧ БУТОН TSW34-W16PR-220-LF / S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2,SW1</text:p>
          </table:table-cell>
          <table:table-cell table:style-name="ce2" office:value-type="string" calcext:value-type="string">
            <text:p>TSW34-W16PR-220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25,C20,C19,C16,C14,C13,C6,C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2,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4,C2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SMD КОНД 0402 47 PF C0G 50VDC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SMD КОНД 0603 10 UF 6.3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8,C17,C12,C11,C10,C9,C8,C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КОНД 0805 100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MD RES 0402 330 OH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 text:c="2"/>SMD RES 0402 680 OH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6,R20,R19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5,R1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5%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R35,R31,R16,R15,R1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27,R21,R11,R10,R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20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34,R33,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0 K 5%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9,R28,R17,R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2,R1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1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3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РЕЗ. КВАРЦ 32.768 kHz SMD1206 12.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L_1206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РЕЗОНАТОР КВАРЦ HU49S 8 MHZ 20PF 20PP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_49U3HM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СВЕТОДИОД 0603 ЖЪЛТ 15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СВЕТОДИОД 0603 ЗЕЛ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СВЕТОДИОД 0603 ЧЕРВ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СЪЕДИНИТЕЛ TFC-WPAPR-08 (микро SD-карта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1</text:p>
          </table:table-cell>
          <table:table-cell table:style-name="ce2" office:value-type="string" calcext:value-type="string">
            <text:p>MICRO_SD(TFC-WXCP11-08-LF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ТРАНЗИСТОР WPM2015-3/T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T3,FET2,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STM32F303RCT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LQFP64_Pitch-0.5mm_12.00x12.00x1.60m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КЛЕМА TB3-3.5ММ (HD-351 3P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TB3-3.5mm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КОНДЕНЗАТОР 4.7 uF 50 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POL-RM2mm_5x9mm_PTH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BH-CR2032P 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HOLDER1</text:p>
          </table:table-cell>
          <table:table-cell table:style-name="ce2" office:value-type="string" calcext:value-type="string">
            <text:p>CR2032-PTH-PLASTIC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ЪЕДИНИТЕЛ BH10R (B-R-10-LF) 2x5 ЪГЪЛ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UEXT_BH10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DW02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F-D-2X08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IO1</text:p>
          </table:table-cell>
          <table:table-cell table:style-name="ce2" office:value-type="string" calcext:value-type="string">
            <text:p>BH16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ЪЕДИНИТЕЛ FE-D13A-1X06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 office:value-type="string" calcext:value-type="string">
            <text:p>ARDUINO-STM32-PLATFORM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ЪЕДИНИТЕЛ FE-D13A-1X08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СЪЕДИНИТЕЛ YDJ-1134 PWRJ-2mm (DCJ-R-20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1</text:p>
          </table:table-cell>
          <table:table-cell table:style-name="ce2" office:value-type="string" calcext:value-type="string">
            <text:p>PWR_JACK_UNI_MILLIN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ДИОД SS310 S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MA-KA</text:p>
          </table:table-cell>
          <table:table-cell table:style-name="ce5" table:number-columns-repeated="60"/>
          <table:table-cell table:number-columns-repeated="960"/>
        </table:table-row>
        <table:table-row table:style-name="ro2">
          <table:table-cell table:style-name="ce2" office:value-type="string" calcext:value-type="string">
            <text:p>SMD РЕЗ 0402 47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atch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LIMEXINO-STM32F3_RevC'.A1:'OLIMEXINO-STM32F3_RevC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11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OLIMEXINO-STM32F3_Rev_C1-BOM</text:span></text:p>
        </style:region-center>
        <style:region-right>
          <text:p><text:span text:style-name="MT2"><text:date style:data-style-name="N2" text:date-value="2022-03-1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6:14:37.86513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4T16:25:01.803932212</dc:date>
    <meta:editing-duration>PT1H38M9S</meta:editing-duration>
    <meta:editing-cycles>27</meta:editing-cycles>
    <meta:generator>LibreOffice/6.0.7.3$Linux_X86_64 LibreOffice_project/00m0$Build-3</meta:generator>
    <meta:print-date>2020-07-02T16:33:09.624938429</meta:print-date>
    <meta:document-statistic meta:table-count="1" meta:cell-count="219" meta:object-count="0"/>
  </office:meta>
</office:document-meta>
</file>